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style:contextual-spacing="false"/>
      <style:text-properties style:font-name="Times New Roman" fo:font-size="11pt" fo:font-weight="bold" officeooo:rsid="006403df" officeooo:paragraph-rsid="006403df" style:font-size-asian="11pt" style:font-weight-asian="bold" style:font-size-complex="11pt" style:font-weight-complex="bold"/>
    </style:style>
    <style:style style:name="P2" style:family="paragraph" style:parent-style-name="Text_20_body">
      <style:text-properties fo:font-weight="normal" officeooo:rsid="0066c46d" officeooo:paragraph-rsid="0066c46d" style:font-weight-asian="normal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41d4cd" officeooo:paragraph-rsid="006403df" style:font-size-asian="14pt" style:font-size-complex="14pt"/>
    </style:style>
    <style:style style:name="P8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10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1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style:font-name="Times New Roman" fo:font-size="11pt" officeooo:paragraph-rsid="006403df" style:font-size-asian="11pt" style:font-size-complex="11pt"/>
    </style:style>
    <style:style style:name="P13" style:family="paragraph" style:parent-style-name="Preformatted_20_Text">
      <style:text-properties fo:color="#000000" style:font-name="DejaVu Sans Mono" fo:font-weight="normal" officeooo:rsid="0065b43d" officeooo:paragraph-rsid="0065b43d" style:font-weight-asian="normal" style:font-weight-complex="normal"/>
    </style:style>
    <style:style style:name="P14" style:family="paragraph" style:parent-style-name="Preformatted_20_Text">
      <style:text-properties fo:color="#000000" style:font-name="DejaVu Sans Mono" fo:font-weight="normal" officeooo:rsid="0066c46d" officeooo:paragraph-rsid="0066c46d" style:font-weight-asian="normal" style:font-weight-complex="normal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P1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18" style:family="paragraph" style:parent-style-name="Heading_20_2">
      <style:text-properties style:font-name="Times New Roman" fo:font-size="14pt" fo:language="be" fo:country="BY" fo:font-weight="bold" officeooo:rsid="006403df" officeooo:paragraph-rsid="006403df" style:font-size-asian="14pt" style:font-weight-asian="bold" style:font-size-complex="14pt" style:font-weight-complex="bold"/>
    </style:style>
    <style:style style:name="P19" style:family="paragraph" style:parent-style-name="Heading_20_2">
      <style:text-properties style:font-name="Times New Roman" fo:font-size="14pt" officeooo:rsid="006403df" officeooo:paragraph-rsid="006403df" style:font-size-asian="14pt" style:font-size-complex="14pt"/>
    </style:style>
    <style:style style:name="P20" style:family="paragraph" style:parent-style-name="Text_20_body">
      <style:text-properties style:font-name="Times New Roman" fo:font-size="14pt" fo:font-weight="normal" officeooo:rsid="0065b43d" officeooo:paragraph-rsid="0065b43d" style:font-size-asian="14pt" style:font-weight-asian="normal" style:font-size-complex="14pt" style:font-weight-complex="normal"/>
    </style:style>
    <style:style style:name="P21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22" style:family="paragraph" style:parent-style-name="Preformatted_20_Text">
      <style:text-properties style:font-name="Times New Roman" fo:font-size="14pt" fo:font-weight="bold" officeooo:rsid="006403df" officeooo:paragraph-rsid="006403df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14pt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1714e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language="be" fo:country="BY" fo:font-style="italic" style:text-underline-style="none" fo:font-weight="normal" officeooo:rsid="0041714e" style:text-blinking="false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language="be" fo:country="BY" fo:font-weight="bold" style:font-weight-asian="bold" style:font-weight-complex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tyle="italic"/>
    </style:style>
    <style:style style:name="T9" style:family="text">
      <style:text-properties fo:color="#660e7a"/>
    </style:style>
    <style:style style:name="T10" style:family="text">
      <style:text-properties fo:color="#660e7a" style:font-name="DejaVu Sans Mono" fo:font-weight="bold"/>
    </style:style>
    <style:style style:name="T11" style:family="text">
      <style:text-properties fo:color="#008000" style:font-name="DejaVu Sans Mono" fo:font-weight="bold"/>
    </style:style>
    <style:style style:name="T12" style:family="text">
      <style:text-properties fo:color="#008000" fo:font-weight="bold"/>
    </style:style>
    <style:style style:name="T13" style:family="text">
      <style:text-properties fo:color="#0000ff" style:font-name="DejaVu Sans Mono"/>
    </style:style>
    <style:style style:name="T14" style:family="text">
      <style:text-properties officeooo:rsid="006403df"/>
    </style:style>
    <style:style style:name="T15" style:family="text">
      <style:text-properties officeooo:rsid="00025b99"/>
    </style:style>
    <style:style style:name="T16" style:family="text">
      <style:text-properties fo:font-style="italic"/>
    </style:style>
    <style:style style:name="T17" style:family="text">
      <style:text-properties fo:color="#47478e"/>
    </style:style>
    <style:style style:name="T18" style:family="text">
      <style:text-properties fo:color="#458383"/>
    </style:style>
    <style:style style:name="T19" style:family="text">
      <style:text-properties fo:color="#458383" style:font-name="DejaVu Sans Mono"/>
    </style:style>
    <style:style style:name="T20" style:family="text">
      <style:text-properties fo:color="#7a7a43" style:font-name="DejaVu Sans Mono"/>
    </style:style>
    <style:style style:name="T21" style:family="text">
      <style:text-properties officeooo:rsid="0068d573"/>
    </style:style>
    <style:style style:name="T22" style:family="text">
      <style:text-properties officeooo:rsid="006a0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Учреждение образования</text:p>
      <text:p text:style-name="P3"><text:s/>«БЕЛОРУССКИЙ ГОСУДАРСТВЕННЫЙ УНИВЕРСИТЕТ </text:p>
      <text:p text:style-name="P3">ИНФОРМАТИКИ И РАДИОЭЛЕКТРОНИКИ»</text:p>
      <text:p text:style-name="P3"/>
      <text:p text:style-name="P3"/>
      <text:p text:style-name="P3"/>
      <text:p text:style-name="P3">Кафедра интеллектуальных информационных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лабораторной работе №<text:span text:style-name="T21">1</text:span></text:p>
      <text:p text:style-name="P23"><text:span text:style-name="T15">по курсу «Логические основы интеллектуальных систем»</text:span>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ыполнил студент</text:p>
            <text:p text:style-name="P8">группы 421702:</text:p>
          </table:table-cell>
          <table:table-cell table:style-name="Таблица1.A1" office:value-type="string">
            <text:p text:style-name="P9">Бруцкий Д.С.</text:p>
            <text:p text:style-name="P10"/>
          </table:table-cell>
        </table:table-row>
        <table:table-row>
          <table:table-cell table:style-name="Таблица1.A1" office:value-type="string">
            <text:p text:style-name="P8">Проверил:</text:p>
          </table:table-cell>
          <table:table-cell table:style-name="Таблица1.A1" office:value-type="string">
            <text:p text:style-name="P6">Ивашенко В.П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h text:style-name="P18" text:outline-level="2"><text:soft-page-break/>Задача:</text:h>
      <text:p text:style-name="P7"><text:span text:style-name="T4"><text:tab/></text:span><text:span text:style-name="T3">Проверить является ли строка формулой логики высказываний.</text:span></text:p>
      <text:p text:style-name="P11"/>
      <text:p text:style-name="P22">Грамматика:</text:p>
      <text:p text:style-name="P12">&lt;константа&gt;<text:tab/><text:tab/> <text:s text:c="13"/>::=1|0<text:line-break/>&lt;символ&gt;<text:tab/><text:tab/> <text:s text:c="13"/>::=A|B|C|D|E|F|G|H|I|J|K|L|M|N|O|P|Q|R|S|T|U|V|W|X|Y|Z<text:line-break/>&lt;отрицание&gt;<text:tab/><text:tab/> <text:s text:c="13"/>::=!<text:line-break/>&lt;конъюнкция&gt;<text:tab/><text:tab/> <text:s text:c="13"/>::=&amp;<text:line-break/>&lt;дизъюнкция&gt;<text:tab/><text:tab/> <text:s text:c="13"/>::=|<text:line-break/>&lt;импликация&gt;<text:tab/><text:tab/> <text:s text:c="13"/>::=-&gt;<text:line-break/>&lt;эквиваленция&gt;<text:tab/><text:tab/> ::=~<text:line-break/>&lt;открывающая скобка&gt;<text:tab/> ::=(<text:line-break/>&lt;закрывающая скобка&gt;<text:tab/> ::=)<text:line-break/>&lt;бинарная связка&gt;<text:tab/> <text:s text:c="13"/>::=&lt;конъюнкция&gt;|&lt;дизъюнкция&gt;|&lt;импликация&gt;|&lt;эквиваленция&gt;<text:line-break/>&lt;атом&gt;<text:tab/><text:tab/><text:tab/> <text:s text:c="13"/>::=&lt;символ&gt;<text:line-break/>&lt;унарная сложная формула&gt; <text:s text:c="3"/>::=&lt;открывающая скобка&gt;&lt;отрицание&gt;&lt;формула&gt;&lt;закрывающая скобка&gt;<text:line-break/>&lt;бинарная сложная формула&gt; ::=&lt;открывающая скобка&gt;&lt;формула&gt;&lt;бинарная связка&gt;&lt;формула&gt;&lt;закрывающая скобка&gt;<text:line-break/>&lt;формула&gt;<text:tab/><text:tab/> <text:s text:c="12"/>::=&lt;константа&gt;|&lt;атом&gt;|&lt;унарная сложная формула&gt;|&lt;бинарная сложная формула&gt;</text:p>
      <text:p text:style-name="P1"/>
      <text:h text:style-name="P19" text:outline-level="2">Описание решения:</text:h>
      <text:p text:style-name="P20">Для решения поставленной задачи использовался генератор парсеров ANTLR.</text:p>
      <text:p text:style-name="P20">Грамматика используемая для построения парсера:</text:p>
      <text:p text:style-name="P13"><text:span text:style-name="T5">grammar </text:span><text:span text:style-name="T9">Logic</text:span>;</text:p>
      <text:p text:style-name="P16"><text:span text:style-name="T17">file <text:s text:c="11"/></text:span>:<text:span text:style-name="T17">formula </text:span><text:span text:style-name="T9">EOF</text:span>;</text:p>
      <text:p text:style-name="P16"><text:span text:style-name="T17">formula <text:s text:c="10"/></text:span>:<text:span text:style-name="T17">constant</text:span>|<text:span text:style-name="T17">atom</text:span>|<text:span text:style-name="T17">unary_formula</text:span>|<text:span text:style-name="T17">binary_formula</text:span>;</text:p>
      <text:p text:style-name="P16"><text:span text:style-name="T17">constant <text:s text:c="10"/></text:span>:<text:span text:style-name="T12">'1'</text:span>|<text:span text:style-name="T12">'0'</text:span>;</text:p>
      <text:p text:style-name="P16"><text:span text:style-name="T17">negatiation <text:s text:c="6"/></text:span>:<text:span text:style-name="T12">'!'</text:span>;</text:p>
      <text:p text:style-name="P16"><text:span text:style-name="T17">conjunction <text:s text:c="6"/></text:span>:<text:span text:style-name="T12">'&amp;'</text:span>;</text:p>
      <text:p text:style-name="P16"><text:span text:style-name="T17">disjunction <text:s text:c="6"/></text:span>:<text:span text:style-name="T12">'|'</text:span>;</text:p>
      <text:p text:style-name="P16"><text:span text:style-name="T17">implication <text:s text:c="6"/></text:span>:<text:span text:style-name="T12">'-&gt;'</text:span>;</text:p>
      <text:p text:style-name="P16"><text:span text:style-name="T17">eqivalencio <text:s text:c="6"/></text:span>:<text:span text:style-name="T12">'~'</text:span>;</text:p>
      <text:p text:style-name="P16"><text:span text:style-name="T17">binary_couple <text:s/></text:span>:<text:span text:style-name="T17">implication</text:span>|<text:span text:style-name="T17">conjunction</text:span>|<text:span text:style-name="T17">disjunction</text:span>|<text:span text:style-name="T17">eqivalencio</text:span>;</text:p>
      <text:p text:style-name="P16"><text:span text:style-name="T17">atom <text:s text:c="9"/></text:span>:<text:span text:style-name="T9">SYMBOL</text:span>;</text:p>
      <text:p text:style-name="P16"><text:span text:style-name="T17">unary_formula <text:s text:c="2"/></text:span>:<text:span text:style-name="T12">'('</text:span><text:span text:style-name="T17">negatiation formula</text:span><text:span text:style-name="T12">')'</text:span>;</text:p>
      <text:p text:style-name="P16"><text:span text:style-name="T17">binary_formula <text:s/></text:span>:<text:span text:style-name="T12">'('</text:span><text:span text:style-name="T17">formula binary_couple formula</text:span><text:span text:style-name="T12">')'</text:span>;</text:p>
      <text:p text:style-name="P17"><text:span text:style-name="T9">SYMBOL</text:span>: [A-Z];</text:p>
      <text:p text:style-name="P2">После построения парсера, задача определения принадлежности строки к языку, описанному с помощью грамматики приведенной выше, сводится к разбору строки полученны<text:span text:style-name="T22">м</text:span> парсером и определению наличия синтаксических ошибок в строке.</text:p>
      <text:p text:style-name="P2"/>
      <text:p text:style-name="P2"/>
      <text:p text:style-name="P2"/>
      <text:p text:style-name="P14"/>
      <text:p text:style-name="P14"><text:soft-page-break/><text:span text:style-name="T5">function </text:span><text:span text:style-name="T16">parseLogicFormula</text:span>(str) {</text:p>
      <text:p text:style-name="P15"><text:s text:c="4"/><text:span text:style-name="T6">function </text:span><text:span text:style-name="T8">listener</text:span><text:span text:style-name="T7">() {</text:span></text:p>
      <text:p text:style-name="P15"><text:s text:c="8"/><text:span text:style-name="T6">var </text:span><text:span text:style-name="T19">listener </text:span><text:span text:style-name="T7">= </text:span><text:span text:style-name="T6">new </text:span><text:span text:style-name="T19">antlr4</text:span><text:span text:style-name="T7">.error.</text:span><text:span text:style-name="T8">ErrorListener</text:span><text:span text:style-name="T7">();</text:span></text:p>
      <text:p text:style-name="P15"><text:s text:c="8"/><text:span text:style-name="T6">var </text:span><text:span text:style-name="T19">errors </text:span><text:span text:style-name="T7">= [];</text:span></text:p>
      <text:p text:style-name="P15"><text:s text:c="8"/><text:span text:style-name="T19">listener</text:span><text:span text:style-name="T7">.</text:span><text:span text:style-name="T20">syntaxError </text:span><text:span text:style-name="T7">= </text:span><text:span text:style-name="T6">function </text:span><text:span text:style-name="T7">(recognizer, offendingSymbol, line, column, msg, e) {</text:span></text:p>
      <text:p text:style-name="P15"><text:s text:c="12"/><text:span text:style-name="T19">errors</text:span><text:span text:style-name="T7">.</text:span><text:span text:style-name="T20">push</text:span><text:span text:style-name="T7">(</text:span><text:span text:style-name="T11">"line " </text:span><text:span text:style-name="T7">+ line + </text:span><text:span text:style-name="T11">":" </text:span><text:span text:style-name="T7">+ column + </text:span><text:span text:style-name="T11">" " </text:span><text:span text:style-name="T7">+ msg);</text:span></text:p>
      <text:p text:style-name="P15"><text:s text:c="8"/><text:span text:style-name="T7">};</text:span></text:p>
      <text:p text:style-name="P15"><text:s text:c="8"/><text:span text:style-name="T19">listener</text:span><text:span text:style-name="T7">.</text:span><text:span text:style-name="T20">getError </text:span><text:span text:style-name="T7">= </text:span><text:span text:style-name="T6">function </text:span><text:span text:style-name="T7">() {</text:span></text:p>
      <text:p text:style-name="P15"><text:s text:c="12"/><text:span text:style-name="T6">return </text:span><text:span text:style-name="T19">errors</text:span><text:span text:style-name="T7">[</text:span><text:span text:style-name="T13">0</text:span><text:span text:style-name="T7">] || </text:span><text:span text:style-name="T11">""</text:span><text:span text:style-name="T7">;</text:span></text:p>
      <text:p text:style-name="P15"><text:s text:c="8"/><text:span text:style-name="T7">};</text:span></text:p>
      <text:p text:style-name="P15"><text:s text:c="8"/><text:span text:style-name="T19">listener</text:span><text:span text:style-name="T7">.</text:span><text:span text:style-name="T20">hasNotError </text:span><text:span text:style-name="T7">= </text:span><text:span text:style-name="T6">function </text:span><text:span text:style-name="T7">() {</text:span></text:p>
      <text:p text:style-name="P15"><text:s text:c="12"/><text:span text:style-name="T6">return </text:span><text:span text:style-name="T19">errors</text:span><text:span text:style-name="T7">.</text:span><text:span text:style-name="T10">length </text:span><text:span text:style-name="T7">== </text:span><text:span text:style-name="T13">0</text:span><text:span text:style-name="T7">;</text:span></text:p>
      <text:p text:style-name="P15"><text:s text:c="8"/><text:span text:style-name="T7">};</text:span></text:p>
      <text:p text:style-name="P15"><text:s text:c="8"/><text:span text:style-name="T6">return </text:span><text:span text:style-name="T19">listener</text:span><text:span text:style-name="T7">;</text:span></text:p>
      <text:p text:style-name="P15"><text:s text:c="4"/><text:span text:style-name="T7">};</text:span></text:p>
      <text:p text:style-name="P15"><text:s text:c="4"/><text:span text:style-name="T6">var </text:span><text:span text:style-name="T19">chars </text:span><text:span text:style-name="T7">= </text:span><text:span text:style-name="T6">new </text:span><text:span text:style-name="T19">antlr4</text:span><text:span text:style-name="T7">.</text:span><text:span text:style-name="T8">InputStream</text:span><text:span text:style-name="T7">(str);</text:span></text:p>
      <text:p text:style-name="P15"><text:s text:c="4"/><text:span text:style-name="T6">var </text:span><text:span text:style-name="T19">lexer </text:span><text:span text:style-name="T7">= </text:span><text:span text:style-name="T6">new </text:span><text:span text:style-name="T19">Logic</text:span><text:span text:style-name="T7">.</text:span><text:span text:style-name="T8">LogicLexer</text:span><text:span text:style-name="T7">(</text:span><text:span text:style-name="T19">chars</text:span><text:span text:style-name="T7">);</text:span></text:p>
      <text:p text:style-name="P15"><text:s text:c="4"/><text:span text:style-name="T6">var </text:span><text:span text:style-name="T19">tokens </text:span><text:span text:style-name="T7">= </text:span><text:span text:style-name="T6">new </text:span><text:span text:style-name="T19">antlr4</text:span><text:span text:style-name="T7">.</text:span><text:span text:style-name="T8">CommonTokenStream</text:span><text:span text:style-name="T7">(</text:span><text:span text:style-name="T19">lexer</text:span><text:span text:style-name="T7">);</text:span></text:p>
      <text:p text:style-name="P15"><text:s text:c="4"/><text:span text:style-name="T6">var </text:span><text:span text:style-name="T19">parser </text:span><text:span text:style-name="T7">= </text:span><text:span text:style-name="T6">new </text:span><text:span text:style-name="T19">Logic</text:span><text:span text:style-name="T7">.</text:span><text:span text:style-name="T8">LogicParser</text:span><text:span text:style-name="T7">(</text:span><text:span text:style-name="T19">tokens</text:span><text:span text:style-name="T7">);</text:span></text:p>
      <text:p text:style-name="P15"><text:s text:c="4"/><text:span text:style-name="T19">parser</text:span><text:span text:style-name="T7">.</text:span><text:span text:style-name="T10">buildParseTrees </text:span><text:span text:style-name="T7">= </text:span><text:span text:style-name="T6">true</text:span><text:span text:style-name="T7">;</text:span></text:p>
      <text:p text:style-name="P15"><text:s text:c="4"/><text:span text:style-name="T6">var </text:span><text:span text:style-name="T19">listener </text:span><text:span text:style-name="T7">= </text:span><text:span text:style-name="T6">new </text:span><text:span text:style-name="T8">listener</text:span><text:span text:style-name="T7">();</text:span></text:p>
      <text:p text:style-name="P15"><text:s text:c="4"/><text:span text:style-name="T19">parser</text:span><text:span text:style-name="T7">.</text:span><text:span text:style-name="T20">removeErrorListeners</text:span><text:span text:style-name="T7">();</text:span></text:p>
      <text:p text:style-name="P15"><text:s text:c="4"/><text:span text:style-name="T19">parser</text:span><text:span text:style-name="T7">.</text:span><text:span text:style-name="T20">addErrorListener</text:span><text:span text:style-name="T7">(</text:span><text:span text:style-name="T19">listener</text:span><text:span text:style-name="T7">);</text:span></text:p>
      <text:p text:style-name="P15"><text:s text:c="4"/><text:span text:style-name="T6">var </text:span><text:span text:style-name="T19">tree </text:span><text:span text:style-name="T7">= </text:span><text:span text:style-name="T19">parser</text:span><text:span text:style-name="T7">.</text:span><text:span text:style-name="T20">file</text:span><text:span text:style-name="T7">();</text:span></text:p>
      <text:p text:style-name="P15"><text:s text:c="4"/><text:span text:style-name="T19">parser</text:span><text:span text:style-name="T7">.</text:span><text:span text:style-name="T10">errorListener </text:span><text:span text:style-name="T7">= </text:span><text:span text:style-name="T19">listener</text:span><text:span text:style-name="T7">;</text:span></text:p>
      <text:p text:style-name="P15"><text:s text:c="4"/><text:span text:style-name="T6">return </text:span><text:span text:style-name="T7">{</text:span></text:p>
      <text:p text:style-name="P15"><text:s text:c="8"/><text:span text:style-name="T10">errorListener</text:span><text:span text:style-name="T7">: </text:span><text:span text:style-name="T19">listener</text:span><text:span text:style-name="T7">,</text:span></text:p>
      <text:p text:style-name="P15"><text:s text:c="8"/><text:span text:style-name="T10">tree</text:span><text:span text:style-name="T7">: </text:span><text:span text:style-name="T19">tree</text:span></text:p>
      <text:p text:style-name="P15"><text:span text:style-name="T18"><text:s text:c="4"/></text:span><text:span text:style-name="T7">};</text:span></text:p>
      <text:p text:style-name="P17">}</text:p>
      <text:p text:style-name="P14"><text:span text:style-name="T5">function </text:span><text:span text:style-name="T16">isFormula</text:span>(str) {</text:p>
      <text:p text:style-name="P15"><text:s text:c="4"/><text:span text:style-name="T6">var </text:span><text:span text:style-name="T19">parser </text:span><text:span text:style-name="T7">= </text:span><text:span text:style-name="T8">parseLogicFormula</text:span><text:span text:style-name="T7">(str);</text:span></text:p>
      <text:p text:style-name="P15"><text:s text:c="4"/><text:span text:style-name="T6">return </text:span><text:span text:style-name="T19">parser</text:span><text:span text:style-name="T7">.</text:span><text:span text:style-name="T19">errorListener</text:span><text:span text:style-name="T7">.</text:span><text:span text:style-name="T20">hasNotError</text:span><text:span text:style-name="T7">();</text:span></text:p>
      <text:p text:style-name="P17">}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18T23:32:09.854306240</dc:date>
    <meta:editing-duration>PT15H23S</meta:editing-duration>
    <meta:editing-cycles>59</meta:editing-cycles>
    <meta:document-statistic meta:table-count="1" meta:image-count="0" meta:object-count="0" meta:page-count="3" meta:paragraph-count="69" meta:word-count="280" meta:character-count="3022" meta:non-whitespace-character-count="2402"/>
  </office:meta>
</office:document-meta>
</file>